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au1.A2" style:family="table-cell">
      <style:table-cell-properties fo:padding="0.097cm" fo:border-left="0.002cm solid #000000" fo:border-right="none" fo:border-top="none" fo:border-bottom="none"/>
    </style:style>
    <style:style style:name="Tableau1.B2" style:family="table-cell">
      <style:table-cell-properties fo:padding="0.097cm" fo:border-left="none" fo:border-right="0.002cm solid #000000" fo:border-top="none" fo:border-bottom="none"/>
    </style:style>
    <style:style style:name="Tableau1.A7" style:family="table-cell">
      <style:table-cell-properties fo:padding="0.097cm" fo:border-left="0.002cm solid #000000" fo:border-right="none" fo:border-top="none" fo:border-bottom="0.002cm solid #000000"/>
    </style:style>
    <style:style style:name="Tableau1.B7" style:family="table-cell">
      <style:table-cell-properties fo:padding="0.097cm" fo:border-left="none" fo:border-right="0.002cm solid #000000" fo:border-top="none" fo:border-bottom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6" svg:width="17.013cm" svg:height="1.377cm" svg:x="0.041cm" svg:y="-0.012cm"><text:p text:style-name="P5">SAN Ouest Provence – Marché des collectivités locales et de leurs établissements publics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Bon de commande N° <text:s text:c="22"/>du <text:s text:c="2"/></text:p>
      <text:p text:style-name="Standard"/>
      <text:p text:style-name="Standard"/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Identification du marché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Collectivité</text:p>
          </table:table-cell>
          <table:table-cell table:style-name="Tableau1.B2" office:value-type="string">
            <text:p text:style-name="Table_20_Contents">SAN Ouest Provence</text:p>
            <text:p text:style-name="Table_20_Contents">Chemin du Rouquier – 13800 Istres</text:p>
          </table:table-cell>
        </table:table-row>
        <table:table-row>
          <table:table-cell table:style-name="Tableau1.A2" office:value-type="string">
            <text:p text:style-name="P3">Désignation du service</text:p>
          </table:table-cell>
          <table:table-cell table:style-name="Tableau1.B2" office:value-type="string">
            <text:p text:style-name="Table_20_Contents">Médiathèque intercommunale</text:p>
            <text:p text:style-name="Table_20_Contents">Service de gestion des acquisitions</text:p>
          </table:table-cell>
        </table:table-row>
        <table:table-row>
          <table:table-cell table:style-name="Tableau1.A2" office:value-type="string">
            <text:p text:style-name="P3">Téléphone</text:p>
          </table:table-cell>
          <table:table-cell table:style-name="Tableau1.B2" office:value-type="string">
            <text:p text:style-name="Table_20_Contents">04 90 58 53 53</text:p>
          </table:table-cell>
        </table:table-row>
        <table:table-row>
          <table:table-cell table:style-name="Tableau1.A2" office:value-type="string">
            <text:p text:style-name="P3">Télécopie</text:p>
          </table:table-cell>
          <table:table-cell table:style-name="Tableau1.B2" office:value-type="string">
            <text:p text:style-name="Table_20_Contents">04 90 58 00 91</text:p>
          </table:table-cell>
        </table:table-row>
        <table:table-row>
          <table:table-cell table:style-name="Tableau1.A2" office:value-type="string">
            <text:p text:style-name="P3">Adresse de facturation</text:p>
          </table:table-cell>
          <table:table-cell table:style-name="Tableau1.B2" office:value-type="string">
            <text:p text:style-name="Table_20_Contents">SAN Ouest-Provence</text:p>
            <text:p text:style-name="Table_20_Contents">Chemin du Rouquier</text:p>
            <text:p text:style-name="Table_20_Contents">13800 Istres</text:p>
          </table:table-cell>
        </table:table-row>
        <table:table-row>
          <table:table-cell table:style-name="Tableau1.A7" office:value-type="string">
            <text:p text:style-name="P3">Objet</text:p>
          </table:table-cell>
          <table:table-cell table:style-name="Tableau1.B7" office:value-type="string">
            <text:p text:style-name="Table_20_Contents">Commande d'imprimés et textes enregistrés fictions/documentaires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au1.A7" office:value-type="string">
            <text:p text:style-name="P3">Titulaire du lot</text:p>
          </table:table-cell>
          <table:table-cell table:style-name="Tableau1.B7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">Commande</text:p>
          </table:table-cell>
        </table:table-row>
        <table:table-row>
          <table:table-cell table:style-name="Tableau2.A2" office:value-type="string">
            <text:p text:style-name="Table_20_Contents">J'ai l'honneur de vous demander de bien vouloir livrer les fournitures désignées au verso à l'adresse suivante :</text:p>
            <text:p text:style-name="Table_20_Contents"/>
            <text:p text:style-name="P4">Médiathèque intercommunale</text:p>
            <text:p text:style-name="P4">Av. de la République</text:p>
            <text:p text:style-name="P4">BP 64</text:p>
            <text:p text:style-name="P4">13142 Miramas cédex</text:p>
          </table:table-cell>
        </table:table-row>
      </table:table>
      <text:p text:style-name="Standard"/>
      <text:p text:style-name="P2"><draw:rect text:anchor-type="paragraph" draw:z-index="1" draw:style-name="gr1" draw:text-style-name="P6" svg:width="17.013cm" svg:height="1.377cm" svg:x="0.041cm" svg:y="-0.012cm"><text:p text:style-name="P5">SAN Ouest Provence – Marché des collectivités locales et de leurs établissements publics</text:p></draw:rect></text:p>
      <text:p text:style-name="Standard"/>
      <text:p text:style-name="Standard"/>
      <text:p text:style-name="Standard"/>
      <text:p text:style-name="Standard"/>
      <text:p text:style-name="Standard"/>
      <text:p text:style-name="P1">REFERENCES DE COMMANDES DU BON DE COMMANDE N°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Fait à Istres, le<text:tab/><text:tab/><text:tab/><text:tab/><text:tab/>Le Président du S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aul Poulain</meta:initial-creator>
    <meta:creation-date>2009-02-18T12:12:46</meta:creation-date>
    <dc:creator>Paul Poulain</dc:creator>
    <dc:date>2009-03-05T13:58:20</dc:date>
    <meta:printed-by>Paul Poulain</meta:printed-by>
    <meta:print-date>2009-02-18T13:51:16</meta:print-date>
    <meta:editing-cycles>11</meta:editing-cycles>
    <meta:editing-duration>PT5H6M58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27" meta:word-count="106" meta:character-count="698"/>
  </office:meta>
</office:document-meta>
</file>